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w major" table:style-name="ta1">
        <table:shapes>
          <draw:frame draw:z-index="0" draw:style-name="gr1" draw:text-style-name="P1" svg:width="159.99mm" svg:height="89.99mm" svg:x="69.56mm" svg:y="8.44mm">
            <loext:p draw:notify-on-update-of-ranges="'Row major'.A2:'Row major'.A21 'Row major'.B1:'Row major'.B1 'Row major'.B2:'Row major'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425" calcext:value-type="float">
            <text:p>0.1114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4522" calcext:value-type="float">
            <text:p>0.1145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098" calcext:value-type="float">
            <text:p>0.110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8405" calcext:value-type="float">
            <text:p>0.1084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0044" calcext:value-type="float">
            <text:p>0.1000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3309" calcext:value-type="float">
            <text:p>0.1133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5685" calcext:value-type="float">
            <text:p>0.10568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8935" calcext:value-type="float">
            <text:p>0.10893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0439" calcext:value-type="float">
            <text:p>0.10043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4518" calcext:value-type="float">
            <text:p>0.10451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0751" calcext:value-type="float">
            <text:p>0.11075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82579" calcext:value-type="float">
            <text:p>0.088257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7929" calcext:value-type="float">
            <text:p>0.10792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04315" calcext:value-type="float">
            <text:p>0.10431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4485" calcext:value-type="float">
            <text:p>0.11448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8664" calcext:value-type="float">
            <text:p>0.11866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5575" calcext:value-type="float">
            <text:p>0.10557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990926" calcext:value-type="float">
            <text:p>0.099092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02719" calcext:value-type="float">
            <text:p>0.10271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20249" calcext:value-type="float">
            <text:p>0.1202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table:formula="of:=[.A1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0882579" calcext:value-type="float">
            <text:p>0.0882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111425" calcext:value-type="float">
            <text:p>0.1114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1-([.B24]/[.B25]))/(1-(1/[.B23]))" office:value-type="float" office:value="0.215086071503176" calcext:value-type="float">
            <text:p>0.215086071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1)</text:p>
          </table:table-cell>
          <table:table-cell table:formula="of:=[.C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C2:.C21])" office:value-type="float" office:value="0" calcext:value-type="float">
            <text:p>0</text:p>
          </table:table-cell>
          <table:table-cell/>
          <table:table-cell table:formula="of:=(1-([.B31]/[.B30]))/(1-(1/[.B29]))" office:value-type="string" office:string-value="" calcext:value-type="error">
            <text:p>#DIV/0!</text:p>
          </table:table-cell>
        </table:table-row>
      </table:table>
      <table:table table:name="Column major" table:style-name="ta1">
        <table:shapes>
          <draw:frame draw:z-index="0" draw:style-name="gr1" draw:text-style-name="P1" svg:width="159.99mm" svg:height="89.99mm" svg:x="77.81mm" svg:y="12.16mm">
            <loext:p draw:notify-on-update-of-ranges="'Column major'.A2:'Column major'.A21 'Column major'.B1:'Column major'.B1 'Column major'.B2:'Column major'.B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0779" calcext:value-type="float">
            <text:p>0.01607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1735" calcext:value-type="float">
            <text:p>0.01617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4837" calcext:value-type="float">
            <text:p>0.01448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4725" calcext:value-type="float">
            <text:p>0.01547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33321" calcext:value-type="float">
            <text:p>0.009333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0636" calcext:value-type="float">
            <text:p>0.01106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66327" calcext:value-type="float">
            <text:p>0.016632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12095" calcext:value-type="float">
            <text:p>0.011209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39077" calcext:value-type="float">
            <text:p>0.013907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2719" calcext:value-type="float">
            <text:p>0.0127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37597" calcext:value-type="float">
            <text:p>0.013759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29541" calcext:value-type="float">
            <text:p>0.012954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28304" calcext:value-type="float">
            <text:p>0.01283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30086" calcext:value-type="float">
            <text:p>0.013008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19207" calcext:value-type="float">
            <text:p>0.011920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19265" calcext:value-type="float">
            <text:p>0.01192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53612" calcext:value-type="float">
            <text:p>0.015361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33929" calcext:value-type="float">
            <text:p>0.013392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34284" calcext:value-type="float">
            <text:p>0.013428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18653" calcext:value-type="float">
            <text:p>0.011865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00933321" calcext:value-type="float">
            <text:p>0.00933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0160779" calcext:value-type="float">
            <text:p>0.016077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allel fraction</text:p>
          </table:table-cell>
          <table:table-cell table:formula="of:=(1-([.B24]/[.B25]))/(1-(1/[.B23]))" office:value-type="float" office:value="0.479429349781821" calcext:value-type="float">
            <text:p>0.4794293498</text:p>
          </table:table-cell>
        </table:table-row>
      </table:table>
      <table:table table:name="Blocking" table:style-name="ta1">
        <table:shapes>
          <draw:frame draw:z-index="0" draw:style-name="gr1" draw:text-style-name="P1" svg:width="159.99mm" svg:height="89.99mm" svg:x="88.29mm" svg:y="14.81mm">
            <loext:p draw:notify-on-update-of-ranges="Blocking.A1:Blocking.A1 Blocking.A2:Blocking.A21 Blocking.B1:Blocking.B1 Blocking.B2:Blocking.B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8675" calcext:value-type="float">
            <text:p>0.1886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88581" calcext:value-type="float">
            <text:p>0.06885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31612" calcext:value-type="float">
            <text:p>0.05316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0046" calcext:value-type="float">
            <text:p>0.16004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1142" calcext:value-type="float">
            <text:p>0.16114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0955" calcext:value-type="float">
            <text:p>0.15095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002" calcext:value-type="float">
            <text:p>0.150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7385" calcext:value-type="float">
            <text:p>0.15738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2877" calcext:value-type="float">
            <text:p>0.18287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5875" calcext:value-type="float">
            <text:p>0.1558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81295" calcext:value-type="float">
            <text:p>0.1812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1216" calcext:value-type="float">
            <text:p>0.15121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86957" calcext:value-type="float">
            <text:p>0.18695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51278" calcext:value-type="float">
            <text:p>0.055127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89439" calcext:value-type="float">
            <text:p>0.18943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52823" calcext:value-type="float">
            <text:p>0.1528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41284" calcext:value-type="float">
            <text:p>0.054128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57676" calcext:value-type="float">
            <text:p>0.15767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56176" calcext:value-type="float">
            <text:p>0.15617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9037" calcext:value-type="float">
            <text:p>0.1903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0531612" calcext:value-type="float">
            <text:p>0.0531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188675" calcext:value-type="float">
            <text:p>0.1886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alle fraction</text:p>
          </table:table-cell>
          <table:table-cell table:formula="of:=(1-([.B24]/[.B25]))/(1-(1/[.B23]))" office:value-type="float" office:value="0.957652400512345" calcext:value-type="float">
            <text:p>0.9576524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5:40:01.296753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5:47:15.878751326</meta:creation-date>
    <dc:date>2018-08-24T15:46:14.295629356</dc:date>
    <meta:editing-duration>PT34M21S</meta:editing-duration>
    <meta:editing-cycles>8</meta:editing-cycles>
    <meta:generator>LibreOffice/5.1.6.2$Linux_X86_64 LibreOffice_project/10m0$Build-2</meta:generator>
    <meta:document-statistic meta:table-count="3" meta:cell-count="1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'Row major'.A1:'Row major'.B21" chart:data-source-has-labels="both" svg:x="0.32cm" svg:y="0.18cm" svg:width="12.323cm" svg:height="8.64cm">
          <chartooo:coordinate-region svg:x="1.232cm" svg:y="0.38cm" svg:width="11.225cm" svg:height="7.793cm"/>
          <chart:axis chart:dimension="x" chart:name="primary-x" chart:style-name="ch4" chartooo:axis-type="auto">
            <chartooo:date-scale/>
            <chart:categories table:cell-range-address="'Row major'.A2:'Row major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ow major'.B2:'Row major'.B21" chart:label-cell-address="'Row major'.B1:'Row major'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'Row major'.B1:'Row major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ow major'.A2:'Row major'.A21</svg:desc>
                </draw:g>
              </table:table-cell>
              <table:table-cell office:value-type="float" office:value="0.111425">
                <text:p>0.111425</text:p>
                <draw:g>
                  <svg:desc>'Row major'.B2:'Row major'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4522">
                <text:p>0.1145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098">
                <text:p>0.110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08405">
                <text:p>0.1084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0044">
                <text:p>0.1000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3309">
                <text:p>0.1133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05685">
                <text:p>0.1056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08935">
                <text:p>0.1089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0439">
                <text:p>0.10043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4518">
                <text:p>0.1045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10751">
                <text:p>0.1107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82579">
                <text:p>0.088257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07929">
                <text:p>0.1079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04315">
                <text:p>0.1043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14485">
                <text:p>0.11448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18664">
                <text:p>0.1186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05575">
                <text:p>0.1055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990926">
                <text:p>0.099092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02719">
                <text:p>0.10271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20249">
                <text:p>0.120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'Column major'.A1:'Column major'.B21" chart:data-source-has-labels="both" svg:x="0.32cm" svg:y="0.18cm" svg:width="12.323cm" svg:height="8.64cm">
          <chartooo:coordinate-region svg:x="1.418cm" svg:y="0.379cm" svg:width="11.038cm" svg:height="7.794cm"/>
          <chart:axis chart:dimension="x" chart:name="primary-x" chart:style-name="ch4" chartooo:axis-type="auto">
            <chartooo:date-scale/>
            <chart:categories table:cell-range-address="'Column major'.A2:'Column major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lumn major'.B2:'Column major'.B21" chart:label-cell-address="'Column major'.B1:'Column major'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'Column major'.B1:'Column major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lumn major'.A2:'Column major'.A21</svg:desc>
                </draw:g>
              </table:table-cell>
              <table:table-cell office:value-type="float" office:value="0.0160779">
                <text:p>0.0160779</text:p>
                <draw:g>
                  <svg:desc>'Column major'.B2:'Column major'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61735">
                <text:p>0.01617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4837">
                <text:p>0.01448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54725">
                <text:p>0.01547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933321">
                <text:p>0.009333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10636">
                <text:p>0.0110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66327">
                <text:p>0.01663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12095">
                <text:p>0.011209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39077">
                <text:p>0.01390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2719">
                <text:p>0.0127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137597">
                <text:p>0.01375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29541">
                <text:p>0.012954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28304">
                <text:p>0.01283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30086">
                <text:p>0.01300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119207">
                <text:p>0.01192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19265">
                <text:p>0.01192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53612">
                <text:p>0.015361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33929">
                <text:p>0.01339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34284">
                <text:p>0.013428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118653">
                <text:p>0.0118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Blocking.A1:Blocking.B21" chart:data-source-has-labels="both" svg:x="0.32cm" svg:y="0.18cm" svg:width="12.323cm" svg:height="8.64cm">
          <chartooo:coordinate-region svg:x="1.232cm" svg:y="0.379cm" svg:width="11.225cm" svg:height="7.794cm"/>
          <chart:axis chart:dimension="x" chart:name="primary-x" chart:style-name="ch4" chartooo:axis-type="auto">
            <chartooo:date-scale/>
            <chart:categories table:cell-range-address="Blocking.A2:Blocking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locking.B2:Blocking.B21" chart:label-cell-address="Blocking.B1:Blocking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Blocking.B1:Blocking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locking.A2:Blocking.A21</svg:desc>
                </draw:g>
              </table:table-cell>
              <table:table-cell office:value-type="float" office:value="0.188675">
                <text:p>0.188675</text:p>
                <draw:g>
                  <svg:desc>Blocking.B2:Blocking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88581">
                <text:p>0.0688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31612">
                <text:p>0.05316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0046">
                <text:p>0.1600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61142">
                <text:p>0.1611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50955">
                <text:p>0.1509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5002">
                <text:p>0.150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57385">
                <text:p>0.1573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82877">
                <text:p>0.1828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55875">
                <text:p>0.15587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81295">
                <text:p>0.1812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1216">
                <text:p>0.1512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86957">
                <text:p>0.1869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551278">
                <text:p>0.05512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89439">
                <text:p>0.1894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52823">
                <text:p>0.1528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41284">
                <text:p>0.054128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57676">
                <text:p>0.1576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56176">
                <text:p>0.1561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9037">
                <text:p>0.19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